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99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99.8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47.31pt"/>
    </style:style>
    <style:style style:name="co9" style:family="table-column">
      <style:table-column-properties fo:break-before="auto" style:column-width="89.74pt"/>
    </style:style>
    <style:style style:name="co10" style:family="table-column">
      <style:table-column-properties fo:break-before="auto" style:column-width="424.8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>
            <text:p>Episode</text:p>
          </table:table-cell>
          <table:table-cell table:style-name="ce1" office:value-type="string" calcext:value-type="string">
            <text:p>Objects</text:p>
          </table:table-cell>
          <table:table-cell table:style-name="ce1" office:value-type="string" calcext:value-type="string">
            <text:p>Grasp Attempts</text:p>
          </table:table-cell>
          <table:table-cell table:style-name="ce1" office:value-type="string" calcext:value-type="string">
            <text:p>Grasp Success</text:p>
          </table:table-cell>
          <table:table-cell table:style-name="ce1" office:value-type="string" calcext:value-type="string">
            <text:p>No Plan</text:p>
          </table:table-cell>
          <table:table-cell table:style-name="ce1" office:value-type="string" calcext:value-type="string">
            <text:p>Regrasps</text:p>
          </table:table-cell>
          <table:table-cell table:style-name="ce1" office:value-type="string" calcext:value-type="string">
            <text:p>Placed</text:p>
          </table:table-cell>
          <table:table-cell table:style-name="ce1" office:value-type="string" calcext:value-type="string">
            <text:p>Height</text:p>
          </table:table-cell>
          <table:table-cell table:style-name="Default" table:number-columns-repeated="2"/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,12,14,15,23,3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.6" calcext:value-type="float">
            <text:p>10.6</text:p>
          </table:table-cell>
          <table:table-cell table:style-name="Default" table:number-columns-repeated="2"/>
          <table:table-cell table:style-name="ce3" office:value-type="string" calcext:value-type="string">
            <text:p>Shape of mug (31) completely wrong; collided with box. Grasp not deep enough on box (12)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,15,19,21,27,2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2" calcext:value-type="float">
            <text:p>6.2</text:p>
          </table:table-cell>
          <table:table-cell table:style-name="Default"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,9,15,17,25,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.9" calcext:value-type="float">
            <text:p>5.9</text:p>
          </table:table-cell>
          <table:table-cell table:style-name="Default" table:number-columns-repeated="2"/>
          <table:table-cell table:style-name="ce3" office:value-type="string" calcext:value-type="string">
            <text:p>Incorrectly predicted mug (23) handle.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7,9,16,23,26,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.5" calcext:value-type="float">
            <text:p>16.5</text:p>
          </table:table-cell>
          <table:table-cell table:style-name="Default" table:number-columns-repeated="2"/>
          <table:table-cell table:style-name="ce3" office:value-type="string" calcext:value-type="string">
            <text:p>Grasp not deep enough on mug (32)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7,9,17,19,20,2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.2" calcext:value-type="float">
            <text:p>6.2</text:p>
          </table:table-cell>
          <table:table-cell table:style-name="Default" table:number-columns-repeated="2"/>
          <table:table-cell table:style-name="ce3" office:value-type="string" calcext:value-type="string">
            <text:p>Touched bottle (7) before grasp.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,4,11,15,17,2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2"/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3,15,16,19,22,3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9" calcext:value-type="float">
            <text:p>6.9</text:p>
          </table:table-cell>
          <table:table-cell table:style-name="Default" table:number-columns-repeated="2"/>
          <table:table-cell table:style-name="ce3" office:value-type="string" calcext:value-type="string">
            <text:p>Didn’t push down far enough on mug (31).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,2,8,13,16,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table:number-columns-repeated="2"/>
          <table:table-cell table:style-name="ce3" office:value-type="string" calcext:value-type="string">
            <text:p>Didn’t push down far enough on mug (32)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1,26,29,31,33,3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.6" calcext:value-type="float">
            <text:p>9.6</text:p>
          </table:table-cell>
          <table:table-cell table:style-name="Default" table:number-columns-repeated="2"/>
          <table:table-cell table:style-name="ce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5,12,18,20,31,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.1" calcext:value-type="float">
            <text:p>7.1</text:p>
          </table:table-cell>
          <table:table-cell table:style-name="Default" table:number-columns-repeated="2"/>
          <table:table-cell table:style-name="ce3" office:value-type="string" calcext:value-type="string">
            <text:p>Mug (32) too wide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,3,12,14,17,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7" calcext:value-type="float">
            <text:p>4.7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8,12,17,21,31,3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1" calcext:value-type="float">
            <text:p>7.1</text:p>
          </table:table-cell>
          <table:table-cell table:number-columns-repeated="2"/>
          <table:table-cell table:style-name="ce3" office:value-type="string" calcext:value-type="string">
            <text:p>Shape of (32) predicted incorrectly. Fingers curled (8).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4,5,8,24,28,3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5,6,7,19,21,3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.9" calcext:value-type="float">
            <text:p>5.9</text:p>
          </table:table-cell>
          <table:table-cell table:number-columns-repeated="2"/>
          <table:table-cell table:style-name="ce3" office:value-type="string" calcext:value-type="string">
            <text:p>Not deep enough on wine glass (34), from side.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4,17,23,24,25,2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.4" calcext:value-type="float">
            <text:p>6.4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3,7,8,18,22,3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.1" calcext:value-type="float">
            <text:p>12.1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5,12,13,20,26,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.9" calcext:value-type="float">
            <text:p>6.9</text:p>
          </table:table-cell>
          <table:table-cell table:number-columns-repeated="2"/>
          <table:table-cell table:style-name="ce3" office:value-type="string" calcext:value-type="string">
            <text:p>Missed box due to segmentation failure on boat (5).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1,9,20,21,24,3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.6" calcext:value-type="float">
            <text:p>6.6</text:p>
          </table:table-cell>
          <table:table-cell table:number-columns-repeated="2"/>
          <table:table-cell table:style-name="ce3" office:value-type="string" calcext:value-type="string">
            <text:p>Grasp not deep enough on boat (1). Grasp on lip of long wine glass (34).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5,6,18,28,33,3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3" calcext:value-type="float">
            <text:p>7.3</text:p>
          </table:table-cell>
          <table:table-cell table:number-columns-repeated="2"/>
          <table:table-cell table:style-name="ce3" office:value-type="string" calcext:value-type="string">
            <text:p>Sailboat (5) collided with box during arm motion due to improper segmentation/completion.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4,5,16,18,21,2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.1" calcext:value-type="float">
            <text:p>6.1</text:p>
          </table:table-cell>
          <table:table-cell table:number-columns-repeated="2"/>
          <table:table-cell table:style-name="ce3" office:value-type="string" calcext:value-type="string">
            <text:p>Dinosaur (26) not segmented properly, so collided with box during arm motion.</text:p>
          </table:table-cell>
        </table:table-row>
        <table:table-row table:style-name="ro2">
          <table:table-cell table:style-name="Default" table:number-columns-repeated="3"/>
          <table:table-cell table:number-columns-repeated="7"/>
          <table:table-cell table:style-name="ce3"/>
        </table:table-row>
        <table:table-row table:style-name="ro2">
          <table:table-cell table:style-name="Default"/>
          <table:table-cell office:value-type="string" calcext:value-type="string">
            <text:p>Average</text:p>
          </table:table-cell>
          <table:table-cell office:value-type="string" calcext:value-type="string">
            <text:p>Standard Error</text:p>
          </table:table-cell>
          <table:table-cell table:number-columns-repeated="7"/>
          <table:table-cell table:style-name="ce3"/>
        </table:table-row>
        <table:table-row table:style-name="ro2">
          <table:table-cell office:value-type="string" calcext:value-type="string">
            <text:p>Place SR</text:p>
          </table:table-cell>
          <table:table-cell table:formula="of:=SUM([.G2:.G21])/(6 * COUNT([.G2:.G21]))" office:value-type="float" office:value="0.866666666666667" calcext:value-type="float">
            <text:p>0.8666666667</text:p>
          </table:table-cell>
          <table:table-cell table:formula="of:=SQRT((SUM([.G2:.G21]) * POWER(1 - [.B24]; 2) + (6 * COUNT([.G2:.G21]) - SUM([.G2:.G21])) * POWER(0 - [.B24]; 2)) / (6*COUNT([.G2:.G21])-1)) / SQRT(6*COUNT([.G2:.G21]))" office:value-type="float" office:value="0.0311617568295202" calcext:value-type="float">
            <text:p>0.0311617568</text:p>
          </table:table-cell>
          <table:table-cell table:number-columns-repeated="7"/>
          <table:table-cell table:style-name="ce3"/>
        </table:table-row>
        <table:table-row table:style-name="ro2">
          <table:table-cell office:value-type="string" calcext:value-type="string">
            <text:p>Place ER</text:p>
          </table:table-cell>
          <table:table-cell table:formula="of:=SUM([.G2:.G21])/(6*COUNT([.G2:.G21]) - SUM([.E2:.E21]))" office:value-type="float" office:value="0.866666666666667" calcext:value-type="float">
            <text:p>0.8666666667</text:p>
          </table:table-cell>
          <table:table-cell table:formula="of:=SQRT((SUM([.G2:.G21]) * POWER(1 - [.B25]; 2) + (6 * COUNT([.G2:.G21]) - SUM([.E2:.E21]) - SUM([.G2:.G21])) * POWER(0 - [.B25]; 2)) / (6 * COUNT([.G2:.G21]) - SUM([.E2:.E21]) - 1)) / SQRT(6 * COUNT([.G2:.G21]) - SUM([.E2:.E21]))" office:value-type="float" office:value="0.0311617568295202" calcext:value-type="float">
            <text:p>0.0311617568</text:p>
          </table:table-cell>
          <table:table-cell table:number-columns-repeated="7"/>
          <table:table-cell table:style-name="ce3"/>
        </table:table-row>
        <table:table-row table:style-name="ro2">
          <table:table-cell office:value-type="string" calcext:value-type="string">
            <text:p>Grasp SR</text:p>
          </table:table-cell>
          <table:table-cell table:formula="of:=SUM([.D2:.D21]) / SUM([.C2:.C21])" office:value-type="float" office:value="0.908396946564885" calcext:value-type="float">
            <text:p>0.9083969466</text:p>
          </table:table-cell>
          <table:table-cell table:formula="of:=SQRT((SUM([.D2:.D21]) * POWER(1 - [.B26]; 2) + (SUM([.C2:.C21]) - SUM([.D2:.D21])) * POWER(0 - [.B26]; 2)) / (SUM([.C2:.C21]) - 1)) / SQRT(SUM([.C2:.C21]))" office:value-type="float" office:value="0.025300035578643" calcext:value-type="float">
            <text:p>0.0253000356</text:p>
          </table:table-cell>
          <table:table-cell table:number-columns-repeated="7"/>
          <table:table-cell table:style-name="ce3"/>
        </table:table-row>
        <table:table-row table:style-name="ro2">
          <table:table-cell office:value-type="string" calcext:value-type="string">
            <text:p>Height 6</text:p>
          </table:table-cell>
          <table:table-cell table:number-matrix-columns-spanned="1" table:number-matrix-rows-spanned="1" table:formula="of:=AVERAGE(IF([.G2:.G21]=6;[.H2:.H21]))" office:value-type="float" office:value="7.45714285714286" calcext:value-type="float">
            <text:p>7.4571428571</text:p>
          </table:table-cell>
          <table:table-cell table:number-matrix-columns-spanned="1" table:number-matrix-rows-spanned="1" table:formula="of:=STDEV(IF([.G2:.G21]=6;[.H2:.H21])) / SQRT(SUM(IF([.G2:.G21]=6;1)))" office:value-type="float" office:value="1.01227164217468" calcext:value-type="float">
            <text:p>1.0122716422</text:p>
          </table:table-cell>
          <table:table-cell table:number-columns-repeated="7"/>
          <table:table-cell table:style-name="ce3"/>
        </table:table-row>
        <table:table-row table:style-name="ro2">
          <table:table-cell office:value-type="string" calcext:value-type="string">
            <text:p>Height 5</text:p>
          </table:table-cell>
          <table:table-cell table:number-matrix-columns-spanned="1" table:number-matrix-rows-spanned="1" table:formula="of:=AVERAGE(IF([.G2:.G21]=5;[.H2:.H21]))" office:value-type="float" office:value="7.38" calcext:value-type="float">
            <text:p>7.38</text:p>
          </table:table-cell>
          <table:table-cell table:number-matrix-columns-spanned="1" table:number-matrix-rows-spanned="1" table:formula="of:=STDEV(IF([.G2:.G21]=5;[.H2:.H21])) / SQRT(SUM(IF([.G2:.G21]=5;1)))" office:value-type="float" office:value="1.03706851804069" calcext:value-type="float">
            <text:p>1.037068518</text:p>
          </table:table-cell>
          <table:table-cell table:number-columns-repeated="7"/>
          <table:table-cell table:style-name="ce3"/>
        </table:table-row>
        <table:table-row table:style-name="ro2">
          <table:table-cell office:value-type="string" calcext:value-type="string">
            <text:p>Height 4</text:p>
          </table:table-cell>
          <table:table-cell table:number-matrix-columns-spanned="1" table:number-matrix-rows-spanned="1" table:formula="of:=AVERAGE(IF([.G2:.G21]=4;[.H2:.H21]))" office:value-type="float" office:value="8.1" calcext:value-type="float">
            <text:p>8.1</text:p>
          </table:table-cell>
          <table:table-cell table:number-matrix-columns-spanned="1" table:number-matrix-rows-spanned="1" table:formula="of:=STDEV(IF([.G2:.G21]=4;[.H2:.H21])) / SQRT(SUM(IF([.G2:.G21]=4;1)))" office:value-type="float" office:value="1.25830573921179" calcext:value-type="float">
            <text:p>1.2583057392</text:p>
          </table:table-cell>
          <table:table-cell table:number-columns-repeated="7"/>
          <table:table-cell table:style-name="ce3"/>
        </table:table-row>
        <table:table-row table:style-name="ro2">
          <table:table-cell office:value-type="string" calcext:value-type="string">
            <text:p>Height 3</text:p>
          </table:table-cell>
          <table:table-cell table:number-matrix-columns-spanned="1" table:number-matrix-rows-spanned="1" table:formula="of:=AVERAGE(IF([.G2:.G21]=3;[.H2:.H21]))" office:value-type="string" office:string-value="" calcext:value-type="error">
            <text:p>#DIV/0!</text:p>
          </table:table-cell>
          <table:table-cell table:number-matrix-columns-spanned="1" table:number-matrix-rows-spanned="1" table:formula="of:=STDEV(IF([.G2:.G21]=3;[.H2:.H21])) / SQRT(SUM(IF([.G2:.G21]=3;1))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8"/>
        </table:table-row>
        <table:table-row table:style-name="ro2">
          <table:table-cell table:style-name="Default"/>
          <table:table-cell office:value-type="string" calcext:value-type="string">
            <text:p>Total</text:p>
          </table:table-cell>
          <table:table-cell office:value-type="string" calcext:value-type="string">
            <text:p>Attemp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egrasps</text:p>
          </table:table-cell>
          <table:table-cell table:formula="of:=SUM([.F1:.F21])" office:value-type="float" office:value="11" calcext:value-type="float">
            <text:p>11</text:p>
          </table:table-cell>
          <table:table-cell table:formula="of:=SUM([.C1:.C21])" office:value-type="float" office:value="131" calcext:value-type="float">
            <text:p>131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Suc. Grasps</text:p>
          </table:table-cell>
          <table:table-cell table:formula="of:=SUM([.D2:.D21])" office:value-type="float" office:value="119" calcext:value-type="float">
            <text:p>119</text:p>
          </table:table-cell>
          <table:table-cell table:formula="of:=SUM([.C2:.C21])" office:value-type="float" office:value="131" calcext:value-type="float">
            <text:p>131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Suc. Places</text:p>
          </table:table-cell>
          <table:table-cell table:formula="of:=SUM([.G2:.G21])" office:value-type="float" office:value="104" calcext:value-type="float">
            <text:p>104</text:p>
          </table:table-cell>
          <table:table-cell table:formula="of:=6*COUNT([.H2:.H21])" office:value-type="float" office:value="120" calcext:value-type="float">
            <text:p>120</text:p>
          </table:table-cell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8"/>
        </table:table-row>
        <table:table-row table:style-name="ro2" table:number-rows-repeated="51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9">00/00/0000</text:date>, <text:time style:data-style-name="N2" text:time-value="17:26:56.980820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09:41:42.659113229</meta:creation-date>
    <dc:date>2020-07-29T17:40:51.217674042</dc:date>
    <meta:editing-duration>PT5H44M56S</meta:editing-duration>
    <meta:editing-cycles>53</meta:editing-cycles>
    <meta:generator>LibreOffice/5.1.6.2$Linux_X86_64 LibreOffice_project/10m0$Build-2</meta:generator>
    <meta:document-statistic meta:table-count="1" meta:cell-count="216" meta:object-count="0"/>
  </office:meta>
</office:document-meta>
</file>